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officeooo:rsid="0019d8c6" officeooo:paragraph-rsid="0019d8c6"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9d8c6" officeooo:paragraph-rsid="0019fe3e" style:font-size-asian="12pt" style:font-size-complex="12pt"/>
    </style:style>
    <style:style style:name="P3" style:family="paragraph" style:parent-style-name="Standard">
      <style:paragraph-properties fo:line-height="150%"/>
      <style:text-properties fo:font-variant="normal" fo:text-transform="none" fo:color="#222222" style:font-name="Liberation Serif" fo:font-size="12pt" fo:letter-spacing="normal" fo:font-style="normal" fo:font-weight="normal" officeooo:rsid="001c4390" officeooo:paragraph-rsid="001c4390" style:font-size-asian="12pt" style:font-size-complex="12pt"/>
    </style:style>
    <style:style style:name="P4" style:family="paragraph" style:parent-style-name="Standard">
      <style:text-properties fo:font-variant="normal" fo:text-transform="none" fo:color="#222222" style:font-name="Liberation Serif" fo:font-size="12pt" fo:letter-spacing="normal" fo:font-style="normal" fo:font-weight="normal" officeooo:rsid="001c4390" officeooo:paragraph-rsid="001c4390" style:font-size-asian="12pt" style:font-size-complex="12pt"/>
    </style:style>
    <style:style style:name="P5" style:family="paragraph" style:parent-style-name="Standard">
      <style:text-properties officeooo:paragraph-rsid="001e316a"/>
    </style:style>
    <style:style style:name="P6" style:family="paragraph" style:parent-style-name="Standard">
      <style:text-properties officeooo:rsid="001ae5d7" officeooo:paragraph-rsid="001ae5d7"/>
    </style:style>
    <style:style style:name="P7" style:family="paragraph" style:parent-style-name="Standard">
      <style:text-properties officeooo:rsid="001ae5d7" officeooo:paragraph-rsid="00203105"/>
    </style:style>
    <style:style style:name="P8" style:family="paragraph" style:parent-style-name="Standard">
      <style:paragraph-properties fo:break-before="page"/>
      <style:text-properties fo:font-size="15pt" fo:font-weight="bold" style:font-size-asian="15pt" style:font-size-complex="15pt"/>
    </style:style>
    <style:style style:name="P9" style:family="paragraph" style:parent-style-name="Standard">
      <style:paragraph-properties fo:break-before="page"/>
      <style:text-properties fo:font-size="15pt" fo:font-weight="bold" style:font-size-asian="15pt" style:font-weight-asian="bold" style:font-size-complex="15pt" style:font-weight-complex="bold"/>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9d8c6"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b55ec"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03105" style:font-size-asian="12pt" style:font-size-complex="12pt"/>
    </style:style>
    <style:style style:name="T5" style:family="text">
      <style:text-properties fo:font-variant="normal" fo:text-transform="none" fo:color="#222222" style:font-name="Liberation Serif" fo:font-size="15pt" fo:letter-spacing="normal" fo:font-style="normal" fo:font-weight="normal" style:font-size-asian="15pt" style:font-size-complex="15pt"/>
    </style:style>
    <style:style style:name="T6" style:family="text">
      <style:text-properties fo:font-variant="normal" fo:text-transform="none" fo:color="#222222" style:font-name="Liberation Serif" fo:font-size="15pt" fo:letter-spacing="normal" fo:font-style="normal" fo:font-weight="normal" officeooo:rsid="0019d8c6" style:font-size-asian="15pt" style:font-size-complex="15pt"/>
    </style:style>
    <style:style style:name="T7" style:family="text">
      <style:text-properties fo:font-variant="normal" fo:text-transform="none" fo:color="#222222" style:font-name="Liberation Serif" fo:font-size="15pt" fo:letter-spacing="normal" fo:font-style="normal" fo:font-weight="bold" style:font-size-asian="15pt" style:font-weight-asian="bold" style:font-size-complex="15pt" style:font-weight-complex="bold"/>
    </style:style>
    <style:style style:name="T8" style:family="text">
      <style:text-properties fo:font-variant="normal" fo:text-transform="none" fo:color="#222222" style:font-name="Liberation Serif" fo:font-size="15pt" fo:letter-spacing="normal" fo:font-style="normal" fo:font-weight="bold" officeooo:rsid="0019d8c6" style:font-size-asian="15pt" style:font-weight-asian="bold" style:font-size-complex="15pt" style:font-weight-complex="bold"/>
    </style:style>
    <style:style style:name="T9" style:family="text">
      <style:text-properties fo:font-variant="normal" fo:text-transform="none" fo:color="#1155cc" style:font-name="Liberation Serif" fo:font-size="12pt" fo:letter-spacing="normal" fo:font-style="normal" fo:font-weight="normal" officeooo:rsid="0019d8c6" style:font-size-asian="12pt" style:font-size-complex="12pt"/>
    </style:style>
    <style:style style:name="T10" style:family="text">
      <style:text-properties fo:font-variant="normal" fo:text-transform="none" fo:color="#1155cc" style:text-line-through-style="none" style:text-line-through-type="none" style:font-name="Verdana" fo:font-size="12pt" fo:font-style="normal" style:text-underline-style="solid" style:text-underline-width="auto" style:text-underline-color="font-color"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Verdana"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style:font-name="Liberation Serif" officeooo:rsid="0019d8c6"/>
    </style:style>
    <style:style style:name="T16" style:family="text">
      <style:text-properties style:font-name="Liberation Serif" fo:font-weight="bold" officeooo:rsid="0019d8c6" style:font-weight-asian="bold" style:font-weight-complex="bold"/>
    </style:style>
    <style:style style:name="T17" style:family="text">
      <style:text-properties style:font-name="Liberation Serif" fo:font-size="15pt" fo:font-weight="bold" officeooo:rsid="0019d8c6" style:font-size-asian="15pt" style:font-weight-asian="bold" style:font-size-complex="15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7">Reverse Geocoding</text:span><text:span text:style-name="T15"> </text:span></text:p>
      <text:p text:style-name="P5"><text:span text:style-name="T15">– Offline geolocation of the user was required for selecting language packages and possibly for some future aspects of the project.The following approach was used - <text:s/></text:span><text:span text:style-name="T2">By using a list of cities ,states and countries (</text:span><text:a xlink:type="simple" xlink:href="http://download.geonames.org/export/dump/" office:target-frame-name="_blank" xlink:show="new" text:style-name="Internet_20_link" text:visited-style-name="Visited_20_Internet_20_Link"><text:span text:style-name="T9">http://download.geonames.org/</text:span></text:a><text:span text:style-name="T2">)  and applying nearest neighbour algorithm to find a rough estimate of the user's location.</text:span></text:p>
      <text:p text:style-name="P1"/>
      <text:p text:style-name="P2">import reverse_geocoder as rg</text:p>
      <text:p text:style-name="P2">import math</text:p>
      <text:p text:style-name="P2">def calCor(lat1,lon1,brng):</text:p>
      <text:p text:style-name="P2"><text:s text:c="14"/>R = 6378.1 #Radius of the Earth</text:p>
      <text:p text:style-name="P2"><text:s text:c="14"/>brng = math.radians(brng) #Bearing is 90 degrees converted to radians.</text:p>
      <text:p text:style-name="P2"><text:s text:c="14"/>d = 15 #Distance in km</text:p>
      <text:p text:style-name="P2"><text:s text:c="14"/>lat1 = math.radians(lat1) #Current lat point converted to radians</text:p>
      <text:p text:style-name="P2"><text:s text:c="14"/>lon1 = math.radians(lon1) #Current long point converted to radians</text:p>
      <text:p text:style-name="P2"/>
      <text:p text:style-name="P2"><text:tab/> <text:s text:c="5"/>lat2 = math.asin( math.sin(lat1)*math.cos(d/R) +math.cos(lat1)*math.sin(d/R)*math.cos(brng))<text:tab/></text:p>
      <text:p text:style-name="P2"/>
      <text:p text:style-name="P2"><text:tab/> <text:s text:c="5"/>lon2 = lon1 + math.atan2(math.sin(brng)*math.sin(d/R)*math.cos(lat1),math.cos(d/R)-math.sin(lat1)*math.sin(lat2))</text:p>
      <text:p text:style-name="P2"/>
      <text:p text:style-name="P2"><text:tab/> <text:s text:c="5"/>lat2 = math.degrees(lat2)</text:p>
      <text:p text:style-name="P2"><text:tab/> <text:s text:c="5"/>lon2 = math.degrees(lon2)</text:p>
      <text:p text:style-name="P2"><text:s text:c="14"/>return (lat2,lon2)</text:p>
      <text:p text:style-name="P2"/>
      <text:p text:style-name="P2"/>
      <text:p text:style-name="P2">latitude= input("Enter latitude")</text:p>
      <text:p text:style-name="P2">longitude=input("Enter longitude")</text:p>
      <text:p text:style-name="P2">for num in range(0,8):</text:p>
      <text:p text:style-name="P2"><text:s text:c="9"/>coordinates=calCor(latitude,longitude,45*num)</text:p>
      <text:p text:style-name="P2"><text:s text:c="9"/>position=rg.search(coordinates,mode=1)</text:p>
      <text:p text:style-name="P2"><text:s text:c="9"/>print position[0]['admin1']+'-language-pack'</text:p>
      <text:p text:style-name="P2"/>
      <text:p text:style-name="P6"><text:span text:style-name="T2"/></text:p>
      <text:p text:style-name="P6"><text:span text:style-name="T2"/></text:p>
      <text:p text:style-name="P6"><text:span text:style-name="T2"/></text:p>
      <text:p text:style-name="P7"><text:span text:style-name="T8">T</text:span><text:span text:style-name="T7">ext to Speech</text:span><text:span text:style-name="T1"> </text:span></text:p>
      <text:p text:style-name="P7"><text:span text:style-name="T1">– In case of some accident that the driver may suffer, the nearby people Have to be informed about what has happened and the possible first aid measures that can be taken to save the person.To produce a customized first aid voice message on spot we needed to do text to speech conversion offline . Due to unavailability of suitable TTS convertors for regional languages we used <text:s/>concatination of word pronunciations to produce the required message . To do this task ,we wrote a </text:span><text:span text:style-name="T3">sample </text:span><text:span text:style-name="T1"><text:s/>python script using pydub and pyaudio libraries.</text:span></text:p>
      <text:p text:style-name="P3">#This script helps to concatinate different audio file and playing it depending on the disease the person is suffering from</text:p>
      <text:p text:style-name="P3"/>
      <text:p text:style-name="P3">import pydub,pyaudio</text:p>
      <text:p text:style-name="P3">from pydub import *</text:p>
      <text:p text:style-name="P3">from pydub.playback import play</text:p>
      <text:p text:style-name="P3"><text:soft-page-break/>from pyaudio import *</text:p>
      <text:p text:style-name="P3">print "What Disease is the person having"</text:p>
      <text:p text:style-name="P3"># <text:s/>Takes input of the name of the disease the person is suffering from</text:p>
      <text:p text:style-name="P3">disease=raw_input() </text:p>
      <text:p text:style-name="P3">if disease=="heart attack":</text:p>
      <text:p text:style-name="P3"><text:s/>cpr=AudioSegment.from_file("speech.ogg") <text:s text:c="25"/># <text:s/>CPR</text:p>
      <text:p text:style-name="P3"><text:s/>heartAtack=AudioSegment.from_file("speech6.ogg") <text:s text:c="17"/># <text:s/>Heart Attack</text:p>
      <text:p text:style-name="P3"><text:s/>song_final=heartAttack+cpr+20 <text:s text:c="35"/># <text:s/>Final Audio output</text:p>
      <text:p text:style-name="P3">elif disease=="unconscious":</text:p>
      <text:p text:style-name="P3"><text:s/>cpr=AudioSegment.from_file("speech.ogg") <text:s text:c="25"/># <text:s/>CPR</text:p>
      <text:p text:style-name="P3"><text:s/>unconscious=AudioSegment.from_file("unconscious.ogg") <text:s text:c="12"/># <text:s/>Unconsciousness</text:p>
      <text:p text:style-name="P3"><text:s/>unconscious2=AudioSegment.from_file("unconscious2.ogg") <text:s text:c="8"/></text:p>
      <text:p text:style-name="P3"><text:s text:c="2"/># <text:s/>measures taken during unconsciousness</text:p>
      <text:p text:style-name="P3"><text:s/>aur=AudioSegment.from_file("and.ogg")</text:p>
      <text:p text:style-name="P3"><text:s/>song_final=unconscious+cpr+aur+unconscious2+20</text:p>
      <text:p text:style-name="P3">elif disease=="bleeding":</text:p>
      <text:p text:style-name="P3"><text:s/>bleeding=AudioSegment.from_file("bleeding.ogg") <text:s text:c="18"/># <text:s/>Excessive bleeding</text:p>
      <text:p text:style-name="P3"><text:s/>bleeding2=AudioSegment.from_file("bleeding2.ogg") <text:s text:c="16"/># <text:s/>measures for bleeding</text:p>
      <text:p text:style-name="P3"><text:s/>song_final=bleeding+bleeding2+20</text:p>
      <text:p text:style-name="P3">play(song_final)</text:p>
      <text:p text:style-name="P3"/>
      <text:p text:style-name="Standard"><text:span text:style-name="T19"/></text:p>
      <text:p text:style-name="P9"><text:bookmark text:name="docs-internal-guid-341fa37c-f8c6-dd03-54f8-6070e5a7fa55"/>SENSOR FUSION</text:p>
      <text:p text:style-name="Standard"/>
      <text:p text:style-name="Standard">Integration of Data and knowledge id called sensor fusion a.k.a data fusion</text:p>
      <text:p text:style-name="Standard">There are three steps for this</text:p>
      <text:p text:style-name="Standard">1) Data Association</text:p>
      <text:p text:style-name="Standard">2) State estimation</text:p>
      <text:p text:style-name="Standard">3) Decision Fusion</text:p>
      <text:p text:style-name="Standard"/>
      <text:p text:style-name="Standard">1) Data Association</text:p>
      <text:p text:style-name="Standard"/>
      <text:p text:style-name="Standard">The data association problem must determine the set of measurements that correspond to each target</text:p>
      <text:p text:style-name="Standard">Data association is often performed before the state estimation of the detected targets. Moreover, it is a key step because the estimation or classification will behave incorrectly if the data association phase does not work coherently. The data association process could also appear in all of the fusion levels, but the granularity varies depending on the objective of each level.</text:p>
      <text:p text:style-name="Standard">These are some methods for the same</text:p>
      <text:p text:style-name="Standard"/>
      <text:p text:style-name="Standard">A. Nearest Neighbours and K-means ----- Nearest neighbor (NN) is the simplest data association technique. NN is a well-known clustering algorithm that selects or groups the most similar values. How close the one measurement is to another depends on the employed distance metric and typically depends on the threshold that is established by the designer.</text:p>
      <text:p text:style-name="Standard"/>
      <text:p text:style-name="Standard">ADVANTAGES OF NEAREST NEIGHBOUR</text:p>
      <text:p text:style-name="Standard"/>
      <text:p text:style-name="Standard"><text:span text:style-name="T11">Its a simple algorithm and takes less amount of time</text:span><text:span text:style-name="T13"> </text:span></text:p>
      <text:p text:style-name="Standard"/>
      <text:p text:style-name="Standard">DISADVANTAGES</text:p>
      <text:p text:style-name="Standard"/>
      <text:p text:style-name="Standard">In a cluttered environment, it could provide many pairs that have the same probability and could thus produce undesirable error propagation .This algorithm has poor performance in environments in which false measurements are frequent, which are in highly noisy environments.</text:p>
      <text:p text:style-name="Standard">As our project is based on data collection from environments which can be highly noisy it is better that we do not employ this method for the data association</text:p>
      <text:p text:style-name="Standard"/>
      <text:p text:style-name="Standard">K MEANS ----- - K-Means divides the dataset values into different clusters. K-Means algorithm finds the best localization of the cluster centroids, where best means a centroid that is in the center of the data cluster. K-Means is an iterative algorithm that can be divided into the following steps:(1)obtain the input data and the number of desired clusters</text:p>
      <text:p text:style-name="Standard">(2)randomly assign the centroid of each cluster</text:p>
      <text:p text:style-name="Standard">(3)match each data point with the centroid of each cluster</text:p>
      <text:p text:style-name="Standard">(4)move the cluster centers to the centroid of the cluster</text:p>
      <text:p text:style-name="Standard">(5)if the algorithm does not converge, return to step (3).</text:p>
      <text:p text:style-name="Standard"/>
      <text:p text:style-name="Standard">DISADVANTAGES</text:p>
      <text:p text:style-name="Standard">(i)the algorithm does not always find the optimal solution for the cluster centers.</text:p>
      <text:p text:style-name="Standard">(ii)the number of clusters must be known a priori and one must assume that this number is the optimum.</text:p>
      <text:p text:style-name="Standard">(iii)the algorithm assumes that the covariance of the dataset is irrelevant or that it has been normalized already.</text:p>
      <text:p text:style-name="Standard"/>
      <text:p text:style-name="Standard">REFERENCES</text:p>
      <text:p text:style-name="Standard"><text:soft-page-break/><text:span text:style-name="T12">1.</text:span><text:a xlink:type="simple" xlink:href="https://www.hindawi.com/75410601/" text:style-name="Internet_20_link" text:visited-style-name="Visited_20_Internet_20_Link"><text:span text:style-name="T10">Federico Castanedo</text:span></text:a><text:span text:style-name="T14"> “</text:span><text:span text:style-name="T12">A Review of Data Fusion Techniques” ,The Scientific World Journal</text:span></text:p>
      <text:p text:style-name="Standard">Volume 2013 (2013)</text:p>
      <text:p text:style-name="Standard"><text:span text:style-name="T12">2.</text:span><text:a xlink:type="simple" xlink:href="http://dl.acm.org/author_page.cfm?id=81100210999&amp;coll=DL&amp;dl=ACM&amp;trk=0&amp;cfid=834005234&amp;cftoken=57187367" text:style-name="Internet_20_link" text:visited-style-name="Visited_20_Internet_20_Link"><text:span text:style-name="T10">Tapas Kanungo</text:span></text:a><text:span text:style-name="T14"> </text:span><text:span text:style-name="T12">,</text:span><text:a xlink:type="simple" xlink:href="http://dl.acm.org/author_page.cfm?id=81100307810&amp;coll=DL&amp;dl=ACM&amp;trk=0&amp;cfid=834005234&amp;cftoken=57187367" text:style-name="Internet_20_link" text:visited-style-name="Visited_20_Internet_20_Link"><text:span text:style-name="T10">David M. Mount</text:span></text:a><text:span text:style-name="T14"> “</text:span><text:span text:style-name="T12">An Efficient k-Means Clustering Algorithm: Analysis and Implementation” IEEE Transactions on Pattern Analysis and Machine Intelligence </text:span><text:a xlink:type="simple" xlink:href="http://dl.acm.org/citation.cfm?id=J397&amp;picked=prox&amp;cfid=834005234&amp;cftoken=57187367" text:style-name="Internet_20_link" text:visited-style-name="Visited_20_Internet_20_Link"><text:span text:style-name="T10">archive</text:span></text:a><text:span text:style-name="T14"> </text:span><text:span text:style-name="T12">Volume 24 Issue 7, July 2002 </text:span></text:p>
      <text:p text:style-name="P8"><text:span text:style-name="T19">STATE ESTIMATION</text:span></text:p>
      <text:p text:style-name="Standard"/>
      <text:p text:style-name="Standard">State estimation techniques aim to determine the state of the target under movement given the</text:p>
      <text:p text:style-name="Standard"/>
      <text:p text:style-name="Standard">observation or measurements. State estimation techniques are also known as tracking techniques.</text:p>
      <text:p text:style-name="Standard"/>
      <text:p text:style-name="Standard">In their general form, it is not guaranteed that the target observations are relevant, which means</text:p>
      <text:p text:style-name="Standard"/>
      <text:p text:style-name="Standard">that some of the observations could actually come from the target and others could be only noise.</text:p>
      <text:p text:style-name="Standard"/>
      <text:p text:style-name="Standard">The state estimation phase is a common stage in data fusion algorithms because the target’s</text:p>
      <text:p text:style-name="Standard"/>
      <text:p text:style-name="Standard">observation could come from different sensors or sources, and the final goal is to obtain a global</text:p>
      <text:p text:style-name="Standard"/>
      <text:p text:style-name="Standard">target state from the observations.</text:p>
      <text:p text:style-name="Standard"/>
      <text:p text:style-name="Standard">State estimation falls under 2 groups</text:p>
      <text:p text:style-name="Standard"/>
      <text:p text:style-name="Standard">1) Linear dynamics and measurements: The estimation problem has a standard solution.</text:p>
      <text:p text:style-name="Standard"/>
      <text:p text:style-name="Standard">Specifically, when the equations of the object state and the measurements are linear, the noise</text:p>
      <text:p text:style-name="Standard"/>
      <text:p text:style-name="Standard">follows the Gaussian distribution, and we do not refer to it as a clutter environment; in this case,</text:p>
      <text:p text:style-name="Standard"/>
      <text:p text:style-name="Standard">the optimal theoretical solution is based on the Kalman filter</text:p>
      <text:p text:style-name="Standard"/>
      <text:p text:style-name="Standard">2) Nonlinear dynamics: the state estimation problem becomes difficult, and there is not an</text:p>
      <text:p text:style-name="Standard"/>
      <text:p text:style-name="Standard">analytical solution to solve the problem in a general manner. In principle, there are no practical</text:p>
      <text:p text:style-name="Standard"/>
      <text:p text:style-name="Standard">algorithms available to solve this problem satisfactorily.</text:p>
      <text:p text:style-name="Standard"/>
      <text:p text:style-name="Standard">These are the most common Techniques that are used for state estimation</text:p>
      <text:p text:style-name="Standard"/>
      <text:p text:style-name="Standard">1) KALMAN FILTER­­­ The Kalman filter is the most popular estimation technique. It was</text:p>
      <text:p text:style-name="Standard"/>
      <text:p text:style-name="Standard">originally proposed by Kalman [34] and has been widely studied and applied since then.</text:p>
      <text:p text:style-name="Standard"/>
      <text:p text:style-name="Standard">The Kalman filter is mainly employed to fuse low­level data. If the system could be described as a</text:p>
      <text:p text:style-name="Standard"/>
      <text:p text:style-name="Standard">linear model and the error could be modeled as the Gaussian noise, then the recursive Kalman</text:p>
      <text:p text:style-name="Standard"/>
      <text:p text:style-name="Standard">filter obtains optimal statistical estimations</text:p>
      <text:p text:style-name="Standard"/>
      <text:p text:style-name="Standard">ADVANTAGES­­­ The main advantage of the Kalman filter is its ability to provide the quality of</text:p>
      <text:p text:style-name="Standard"/>
      <text:p text:style-name="Standard">the estimate (i.e., the variance), and its relatively low complexity.</text:p>
      <text:p text:style-name="Standard"/>
      <text:p text:style-name="Standard">Its suitable for Gaussian Models</text:p>
      <text:p text:style-name="Standard"/>
      <text:p text:style-name="Standard">Kalman filter is more computationally complicated but it has a more detailed model of the system</text:p>
      <text:p text:style-name="Standard"/>
      <text:p text:style-name="Standard"><text:soft-page-break/>so it is more accurate in multi­sensor fusion.</text:p>
      <text:p text:style-name="Standard"/>
      <text:p text:style-name="Standard">Kalman Filter also incorporates the noise and is basically designed for getting correct estimations</text:p>
      <text:p text:style-name="Standard"/>
      <text:p text:style-name="Standard">on combining two sensors</text:p>
      <text:p text:style-name="Standard"/>
      <text:p text:style-name="Standard">DISADVANTAGES</text:p>
      <text:p text:style-name="Standard"/>
      <text:p text:style-name="Standard">It provides accurate results only for Gaussian and linear models. For Gaussian models with limited</text:p>
      <text:p text:style-name="Standard"/>
      <text:p text:style-name="Standard">nonlinearity, extended Kalman filter (EKF) is appropriate. For non­Gaussian and non­linear</text:p>
      <text:p text:style-name="Standard"/>
      <text:p text:style-name="Standard">models, particle filtering (PF) is the most appropriate approach, since it is able to provide</text:p>
      <text:p text:style-name="Standard"/>
      <text:p text:style-name="Standard">arbitrarily posterior probability distribution.</text:p>
      <text:p text:style-name="Standard"/>
      <text:p text:style-name="Standard">2) PARTICLE FILTER­­­­ Particle filters are recursive implementations of the sequential Monte</text:p>
      <text:p text:style-name="Standard"/>
      <text:p text:style-name="Standard">Carlo methods . This method builds the posterior density function using several random samples</text:p>
      <text:p text:style-name="Standard"/>
      <text:p text:style-name="Standard">called particles. Particles are propagated over time with a combination of sampling and resampling</text:p>
      <text:p text:style-name="Standard"/>
      <text:p text:style-name="Standard">steps. At each iteration, the sampling step is employed to discard some particles, increasing the</text:p>
      <text:p text:style-name="Standard"/>
      <text:p text:style-name="Standard">relevance of regions with a higher posterior probability.</text:p>
      <text:p text:style-name="Standard"/>
      <text:p text:style-name="Standard">ADVANTAGES­­­­ This model is better suited for Non­ Gaussian models.Particle filters are more</text:p>
      <text:p text:style-name="Standard"/>
      <text:p text:style-name="Standard">flexible than the Kalman filters and can cope with nonlinear dependencies and non­Gaussian</text:p>
      <text:p text:style-name="Standard"/>
      <text:p text:style-name="Standard">densities in the dynamic model and in the noise error</text:p>
      <text:p text:style-name="Standard"/>
      <text:p text:style-name="Standard">DISADVANTAGES­­­­­A large number of particles are required to obtain a small variance in the</text:p>
      <text:p text:style-name="Standard"/>
      <text:p text:style-name="Standard">estimator. It is also difficult to establish the optimal number of particles in advance, and the</text:p>
      <text:p text:style-name="Standard"/>
      <text:p text:style-name="Standard">number of particles affects the computational cost significantly.Need more data for this</text:p>
      <text:p text:style-name="Standard"/>
      <text:p text:style-name="Standard">3) Maximum Likelihood ­­­­­The maximum likelihood (ML) technique is an estimation method</text:p>
      <text:p text:style-name="Standard"/>
      <text:p text:style-name="Standard">that is based on probabilistic theory. Probabilistic estimation methods are appropriate when the</text:p>
      <text:p text:style-name="Standard"/>
      <text:p text:style-name="Standard">state variable follows an unknown probability distribution</text:p>
      <text:p text:style-name="Standard"/>
      <text:p text:style-name="Standard">ADVANTAGES­­­­­The advantage of this estimator is that it normally involves fewer random</text:p>
      <text:p text:style-name="Standard"/>
      <text:p text:style-name="Standard">terms than does the empirical Hessian, and it may therefore be somewhat</text:p>
      <text:p text:style-name="Standard"/>
      <text:p text:style-name="Standard">more efficient in finite samples.</text:p>
      <text:p text:style-name="Standard"/>
      <text:p text:style-name="Standard">DISADVANTAGES­­­­­­The main disadvantage of this method in practice is that it requires the</text:p>
      <text:p text:style-name="Standard"/>
      <text:p text:style-name="Standard"><text:soft-page-break/>analytical or empirical model of the sensor to be known to provide the prior distribution and</text:p>
      <text:p text:style-name="Standard"/>
      <text:p text:style-name="Standard">compute the likelihood function. This method can also systematically underestimate the variance</text:p>
      <text:p text:style-name="Standard"/>
      <text:p text:style-name="Standard">of the distribution, which leads to a bias problem.</text:p>
      <text:p text:style-name="Standard"/>
      <text:p text:style-name="Standard">REFERENCES</text:p>
      <text:p text:style-name="Standard"/>
      <text:p text:style-name="Standard">1) D. L. Hall and J. Llinas, “An introduction to multisensor data fusion,” Proceedings of the</text:p>
      <text:p text:style-name="Standard"/>
      <text:p text:style-name="Standard">IEEE,1997</text:p>
      <text:p text:style-name="Standard"/>
      <text:p text:style-name="Standard">2)M. Shindler, A. Wong, and A. Meyerson, “Fast and accurate κ­means for large datasets,” in</text:p>
      <text:p text:style-name="Standard"/>
      <text:p text:style-name="Standard">Proceedings of the 25th Annual Conference on Neural Information Processing Systems (NIPS '11),</text:p>
      <text:p text:style-name="Standard"/>
      <text:p text:style-name="Standard">pp. 2375–2383, December 2011</text:p>
      <text:p text:style-name="Standard"/>
      <text:p text:style-name="Standard">3)Welch and G. Bishop, An Introduction to the Kalman Filter, ACM SIC­CRAPH, 2001 Course</text:p>
      <text:p text:style-name="Standard"/>
      <text:p text:style-name="Standard">Notes, 200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1:17:34.450485130</meta:creation-date>
    <dc:date>2016-09-05T10:47:30.718242831</dc:date>
    <meta:editing-duration>PT21M57S</meta:editing-duration>
    <meta:editing-cycles>7</meta:editing-cycles>
    <meta:generator>LibreOffice/5.1.4.2$Linux_X86_64 LibreOffice_project/10m0$Build-2</meta:generator>
    <meta:document-statistic meta:table-count="0" meta:image-count="0" meta:object-count="0" meta:page-count="7" meta:paragraph-count="139" meta:word-count="1502" meta:character-count="10564" meta:non-whitespace-character-count="8892"/>
  </office:meta>
</office:document-meta>
</file>